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entury Gothic" svg:font-family="Century Gothic" style:font-family-generic="swiss" style:font-pitch="variable" svg:panose-1="2 11 5 2 2 2 2 2 2 4"/>
    <style:font-face style:name="Meiryo" svg:font-family="Meiryo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Tahoma (Cabeçalho CS)" svg:font-family="Tahoma (Cabeçalho CS)" style:font-family-generic="roman"/>
    <style:font-face style:name="Times New Roman" svg:font-family="Times New Roman" style:font-family-generic="roman" style:font-pitch="variable" svg:panose-1="2 2 6 3 5 4 5 2 3 4"/>
    <style:font-face style:name="Tahoma (Corpo CS)" svg:font-family="Tahoma (Corpo CS)" style:font-family-generic="roman"/>
    <style:font-face style:name="Consolas" svg:font-family="Consolas" style:font-family-generic="modern" style:font-pitch="fixed" svg:panose-1="2 11 6 9 2 2 4 3 2 4"/>
    <style:font-face style:name="Noto Sans Symbols" svg:font-family="Noto Sans Symbols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style:page-number="0"/>
    </style:style>
    <style:style style:name="T12" style:parent-style-name="DefaultParagraphFont" style:family="text">
      <style:text-properties fo:background-color="#FFFF00"/>
    </style:style>
    <style:style style:name="T13" style:parent-style-name="DefaultParagraphFont" style:family="text">
      <style:text-properties fo:background-color="#FFFF00"/>
    </style:style>
    <style:style style:name="T14" style:parent-style-name="DefaultParagraphFont" style:family="text">
      <style:text-properties fo:background-color="#FFFF00"/>
    </style:style>
    <style:style style:name="T15" style:parent-style-name="DefaultParagraphFont" style:family="text">
      <style:text-properties fo:background-color="#FFFF00"/>
    </style:style>
    <style:style style:name="T16" style:parent-style-name="Hyperlink" style:family="text">
      <style:text-properties fo:background-color="#FFFF00"/>
    </style:style>
    <style:style style:name="T17" style:parent-style-name="Hyperlink" style:family="text">
      <style:text-properties fo:background-color="#FFFF00"/>
    </style:style>
    <style:style style:name="P18" style:parent-style-name="TOC1" style:family="paragraph">
      <style:paragraph-properties fo:break-before="page"/>
    </style:style>
    <style:style style:name="P19" style:parent-style-name="TOC2" style:family="paragraph">
      <style:paragraph-properties>
        <style:tab-stops>
          <style:tab-stop style:type="right" style:position="5.7041in"/>
        </style:tab-stops>
      </style:paragraph-properties>
    </style:style>
    <style:style style:name="T20" style:parent-style-name="Hyperlink" style:family="text">
      <style:text-properties fo:background-color="#FFFF00"/>
    </style:style>
    <style:style style:name="T21" style:parent-style-name="Hyperlink" style:family="text">
      <style:text-properties fo:background-color="#FFFF00"/>
    </style:style>
    <style:style style:name="T22" style:parent-style-name="Hyperlink" style:family="text">
      <style:text-properties fo:background-color="#FFFF00"/>
    </style:style>
    <style:style style:name="T23" style:parent-style-name="Hyperlink" style:family="text">
      <style:text-properties fo:background-color="#FFFF00"/>
    </style:style>
    <style:style style:name="T24" style:parent-style-name="Hyperlink" style:family="text">
      <style:text-properties fo:background-color="#FFFF00"/>
    </style:style>
    <style:style style:name="T25" style:parent-style-name="Hyperlink" style:family="text">
      <style:text-properties fo:background-color="#FFFF00"/>
    </style:style>
    <style:style style:name="T26" style:parent-style-name="Hyperlink" style:family="text">
      <style:text-properties fo:background-color="#FFFF00"/>
    </style:style>
    <style:style style:name="T27" style:parent-style-name="Hyperlink" style:family="text">
      <style:text-properties fo:background-color="#FFFF00"/>
    </style:style>
    <style:style style:name="T28" style:parent-style-name="Hyperlink" style:family="text">
      <style:text-properties fo:background-color="#FFFF00"/>
    </style:style>
    <style:style style:name="T29" style:parent-style-name="Hyperlink" style:family="text">
      <style:text-properties fo:background-color="#FFFF00"/>
    </style:style>
    <style:style style:name="T30" style:parent-style-name="Hyperlink" style:family="text">
      <style:text-properties fo:background-color="#FFFF00"/>
    </style:style>
    <style:style style:name="T31" style:parent-style-name="Hyperlink" style:family="text">
      <style:text-properties fo:background-color="#FFFF00"/>
    </style:style>
    <style:style style:name="T32" style:parent-style-name="Hyperlink" style:family="text">
      <style:text-properties fo:background-color="#FFFF00"/>
    </style:style>
    <style:style style:name="T33" style:parent-style-name="Hyperlink" style:family="text">
      <style:text-properties fo:background-color="#FFFF00"/>
    </style:style>
    <style:style style:name="T34" style:parent-style-name="Hyperlink" style:family="text">
      <style:text-properties fo:background-color="#FFFF00"/>
    </style:style>
    <style:style style:name="T35" style:parent-style-name="Hyperlink" style:family="text">
      <style:text-properties fo:background-color="#FFFF00"/>
    </style:style>
    <style:style style:name="T36" style:parent-style-name="Hyperlink" style:family="text">
      <style:text-properties fo:background-color="#FFFF00"/>
    </style:style>
    <style:style style:name="T37" style:parent-style-name="Hyperlink" style:family="text">
      <style:text-properties fo:background-color="#FFFF00"/>
    </style:style>
    <style:style style:name="T38" style:parent-style-name="Hyperlink" style:family="text">
      <style:text-properties fo:background-color="#FFFF00"/>
    </style:style>
    <style:style style:name="T39" style:parent-style-name="Hyperlink" style:family="text">
      <style:text-properties fo:background-color="#FFFF00"/>
    </style:style>
    <style:style style:name="T40" style:parent-style-name="Hyperlink" style:family="text">
      <style:text-properties fo:background-color="#FFFF00"/>
    </style:style>
    <style:style style:name="T41" style:parent-style-name="Hyperlink" style:family="text">
      <style:text-properties fo:background-color="#FFFF00"/>
    </style:style>
    <style:style style:name="T42" style:parent-style-name="Hyperlink" style:family="text">
      <style:text-properties fo:background-color="#FFFF00"/>
    </style:style>
    <style:style style:name="T43" style:parent-style-name="Hyperlink" style:family="text">
      <style:text-properties fo:background-color="#FFFF00"/>
    </style:style>
    <style:style style:name="P44" style:parent-style-name="TOC2" style:family="paragraph">
      <style:paragraph-properties>
        <style:tab-stops>
          <style:tab-stop style:type="right" style:position="5.7041in"/>
        </style:tab-stops>
      </style:paragraph-properties>
    </style:style>
    <style:style style:name="T45" style:parent-style-name="Hyperlink" style:family="text">
      <style:text-properties fo:background-color="#FFFF00"/>
    </style:style>
    <style:style style:name="P46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47" style:parent-style-name="TOC3" style:family="paragraph">
      <style:paragraph-properties fo:margin-left="0in">
        <style:tab-stops>
          <style:tab-stop style:type="right" style:position="5.8986in"/>
        </style:tab-stops>
      </style:paragraph-properties>
    </style:style>
    <style:style style:name="P48" style:parent-style-name="TOC3" style:family="paragraph">
      <style:paragraph-properties fo:break-before="page" fo:margin-left="0in">
        <style:tab-stops>
          <style:tab-stop style:type="right" style:position="5.8986in"/>
        </style:tab-stops>
      </style:paragraph-properties>
    </style:style>
    <style:style style:name="T49" style:parent-style-name="DefaultParagraphFont" style:family="text">
      <style:text-properties fo:font-weight="bold" style:font-weight-asian="bold" style:font-weight-complex="bold" fo:background-color="#FFFF00"/>
    </style:style>
    <style:style style:name="P50" style:parent-style-name="Normal" style:family="paragraph">
      <style:paragraph-properties fo:margin-top="0in" fo:margin-bottom="0.0833in"/>
    </style:style>
    <style:style style:name="T51" style:parent-style-name="DefaultParagraphFont" style:family="text">
      <style:text-properties fo:font-style="italic" style:font-style-asian="italic" style:font-style-complex="italic"/>
    </style:style>
    <style:style style:name="P52" style:parent-style-name="Normal" style:family="paragraph">
      <style:paragraph-properties fo:break-before="page"/>
    </style:style>
    <style:style style:name="P53" style:parent-style-name="Normal" style:family="paragraph">
      <style:paragraph-properties fo:keep-with-next="always"/>
    </style:style>
    <style:style style:name="T54" style:parent-style-name="DefaultParagraphFont" style:family="text">
      <style:text-properties fo:font-style="italic" style:font-style-asian="italic" style:font-style-complex="italic"/>
    </style:style>
    <style:style style:name="T55" style:parent-style-name="DefaultParagraphFont" style:family="text">
      <style:text-properties fo:font-style="italic" style:font-style-asian="italic" style:font-style-complex="italic"/>
    </style:style>
    <style:style style:name="T56" style:parent-style-name="DefaultParagraphFont" style:family="text">
      <style:text-properties fo:font-style="italic" style:font-style-asian="italic" style:font-style-complex="italic"/>
    </style:style>
    <style:style style:name="P57" style:parent-style-name="ListParagraph" style:list-style-name="LFO6" style:family="paragraph"/>
    <style:style style:name="T58" style:parent-style-name="DefaultParagraphFont" style:family="text">
      <style:text-properties fo:background-color="#FFFF00"/>
    </style:style>
    <style:style style:name="P59" style:parent-style-name="ListParagraph" style:list-style-name="LFO6" style:family="paragraph"/>
    <style:style style:name="T60" style:parent-style-name="DefaultParagraphFont" style:family="text">
      <style:text-properties fo:background-color="#FFFF00"/>
    </style:style>
    <style:style style:name="T61" style:parent-style-name="DefaultParagraphFont" style:family="text">
      <style:text-properties fo:background-color="#FFFF00"/>
    </style:style>
    <style:style style:name="T62" style:parent-style-name="DefaultParagraphFont" style:family="text">
      <style:text-properties fo:background-color="#FFFF00"/>
    </style:style>
    <style:style style:name="T63" style:parent-style-name="DefaultParagraphFont" style:family="text">
      <style:text-properties fo:background-color="#FFFF00"/>
    </style:style>
    <style:style style:name="T64" style:parent-style-name="DefaultParagraphFont" style:family="text">
      <style:text-properties fo:background-color="#FFFF00"/>
    </style:style>
    <style:style style:name="T65" style:parent-style-name="DefaultParagraphFont" style:family="text">
      <style:text-properties fo:background-color="#FFFF00"/>
    </style:style>
    <style:style style:name="T66" style:parent-style-name="DefaultParagraphFont" style:family="text">
      <style:text-properties fo:background-color="#FFFF00"/>
    </style:style>
    <style:style style:name="T67" style:parent-style-name="DefaultParagraphFont" style:family="text">
      <style:text-properties fo:background-color="#FFFF00"/>
    </style:style>
    <style:style style:name="T68" style:parent-style-name="DefaultParagraphFont" style:family="text">
      <style:text-properties fo:background-color="#FFFF00"/>
    </style:style>
    <style:style style:name="T69" style:parent-style-name="DefaultParagraphFont" style:family="text">
      <style:text-properties fo:background-color="#FFFF00"/>
    </style:style>
    <style:style style:name="P70" style:parent-style-name="ListParagraph" style:list-style-name="LFO4" style:family="paragraph"/>
    <style:style style:name="T71" style:parent-style-name="DefaultParagraphFont" style:family="text">
      <style:text-properties fo:background-color="#FFFF00"/>
    </style:style>
    <style:style style:name="T72" style:parent-style-name="DefaultParagraphFont" style:family="text">
      <style:text-properties fo:background-color="#FFFF00"/>
    </style:style>
    <style:style style:name="T73" style:parent-style-name="DefaultParagraphFont" style:family="text">
      <style:text-properties fo:background-color="#FFFF00"/>
    </style:style>
    <style:style style:name="P74" style:parent-style-name="ListParagraph" style:list-style-name="LFO4" style:family="paragraph"/>
    <style:style style:name="T75" style:parent-style-name="DefaultParagraphFont" style:family="text">
      <style:text-properties fo:background-color="#FFFF00"/>
    </style:style>
    <style:style style:name="P76" style:parent-style-name="Normal" style:family="paragraph">
      <style:paragraph-properties fo:break-before="page"/>
    </style:style>
    <style:style style:name="T77" style:parent-style-name="DefaultParagraphFont" style:family="text">
      <style:text-properties fo:background-color="#FFFF00"/>
    </style:style>
    <style:style style:name="P78" style:parent-style-name="Header" style:family="paragraph">
      <style:text-properties fo:background-color="#FFFF00"/>
    </style:style>
    <style:style style:name="T79" style:parent-style-name="DefaultParagraphFont" style:family="text">
      <style:text-properties fo:background-color="#FFFF00"/>
    </style:style>
    <style:style style:name="T80" style:parent-style-name="DefaultParagraphFont" style:family="text">
      <style:text-properties fo:background-color="#FFFF00"/>
    </style:style>
    <style:style style:name="P81" style:parent-style-name="Header" style:family="paragraph">
      <style:text-properties fo:background-color="#FFFF00"/>
    </style:style>
    <style:style style:name="T82" style:parent-style-name="DefaultParagraphFont" style:family="text">
      <style:text-properties fo:background-color="#FFFF00"/>
    </style:style>
    <style:style style:name="T83" style:parent-style-name="DefaultParagraphFont" style:family="text">
      <style:text-properties fo:background-color="#FFFF00"/>
    </style:style>
    <style:style style:name="T84" style:parent-style-name="Hyperlink" style:family="text">
      <style:text-properties fo:color="#061D28" style:text-underline-type="none"/>
    </style:style>
    <style:style style:name="T85" style:parent-style-name="Hyperlink" style:family="text">
      <style:text-properties fo:color="#061D28" style:text-underline-type="none"/>
    </style:style>
    <style:style style:name="P86" style:parent-style-name="Header" style:family="paragraph">
      <style:text-properties fo:background-color="#FFFF00"/>
    </style:style>
    <style:style style:name="T87" style:parent-style-name="DefaultParagraphFont" style:family="text">
      <style:text-properties fo:background-color="#FFFF00"/>
    </style:style>
    <style:style style:name="T88" style:parent-style-name="DefaultParagraphFont" style:family="text">
      <style:text-properties fo:background-color="#FFFF00"/>
    </style:style>
    <style:style style:name="T89" style:parent-style-name="Hyperlink" style:family="text">
      <style:text-properties fo:color="#061D28" style:text-underline-type="none"/>
    </style:style>
    <style:style style:name="P90" style:parent-style-name="Header" style:family="paragraph">
      <style:text-properties fo:background-color="#FFFF00"/>
    </style:style>
    <style:style style:name="T91" style:parent-style-name="DefaultParagraphFont" style:family="text">
      <style:text-properties fo:background-color="#FFFF00"/>
    </style:style>
    <style:style style:name="T92" style:parent-style-name="DefaultParagraphFont" style:family="text">
      <style:text-properties fo:background-color="#FFFF00"/>
    </style:style>
    <style:style style:name="P93" style:parent-style-name="Header" style:family="paragraph">
      <style:text-properties fo:background-color="#FFFF00"/>
    </style:style>
    <style:style style:name="T94" style:parent-style-name="DefaultParagraphFont" style:family="text">
      <style:text-properties fo:background-color="#FFFF00"/>
    </style:style>
    <style:style style:name="T95" style:parent-style-name="DefaultParagraphFont" style:family="text">
      <style:text-properties fo:background-color="#FFFF00"/>
    </style:style>
    <style:style style:name="P96" style:parent-style-name="Header" style:family="paragraph">
      <style:text-properties fo:background-color="#FFFF00"/>
    </style:style>
    <style:style style:name="T97" style:parent-style-name="DefaultParagraphFont" style:family="text">
      <style:text-properties fo:background-color="#FFFF00"/>
    </style:style>
    <style:style style:name="T98" style:parent-style-name="DefaultParagraphFont" style:family="text">
      <style:text-properties fo:background-color="#FFFF00"/>
    </style:style>
    <style:style style:name="P99" style:parent-style-name="Header" style:family="paragraph">
      <style:text-properties fo:background-color="#FFFF00"/>
    </style:style>
    <style:style style:name="T100" style:parent-style-name="DefaultParagraphFont" style:family="text">
      <style:text-properties fo:background-color="#FFFF00"/>
    </style:style>
    <style:style style:name="T101" style:parent-style-name="DefaultParagraphFont" style:family="text">
      <style:text-properties fo:background-color="#FFFF00"/>
    </style:style>
    <style:style style:name="P102" style:parent-style-name="Header" style:family="paragraph">
      <style:text-properties fo:background-color="#FFFF00"/>
    </style:style>
    <style:style style:name="T103" style:parent-style-name="DefaultParagraphFont" style:family="text">
      <style:text-properties fo:background-color="#FFFF00"/>
    </style:style>
    <style:style style:name="T104" style:parent-style-name="DefaultParagraphFont" style:family="text">
      <style:text-properties fo:background-color="#FFFF00"/>
    </style:style>
    <style:style style:name="P105" style:parent-style-name="Header" style:family="paragraph">
      <style:text-properties fo:background-color="#FFFF00"/>
    </style:style>
    <style:style style:name="T106" style:parent-style-name="DefaultParagraphFont" style:family="text">
      <style:text-properties fo:background-color="#FFFF00"/>
    </style:style>
    <style:style style:name="T107" style:parent-style-name="DefaultParagraphFont" style:family="text">
      <style:text-properties fo:background-color="#FFFF00"/>
    </style:style>
    <style:style style:name="P108" style:parent-style-name="Header" style:family="paragraph">
      <style:text-properties fo:background-color="#FFFF00"/>
    </style:style>
    <style:style style:name="T109" style:parent-style-name="DefaultParagraphFont" style:family="text">
      <style:text-properties fo:background-color="#FFFF00"/>
    </style:style>
    <style:style style:name="T110" style:parent-style-name="DefaultParagraphFont" style:family="text">
      <style:text-properties fo:background-color="#FFFF00"/>
    </style:style>
    <style:style style:name="P111" style:parent-style-name="Header" style:family="paragraph">
      <style:text-properties fo:background-color="#FFFF00"/>
    </style:style>
    <style:style style:name="T112" style:parent-style-name="DefaultParagraphFont" style:family="text">
      <style:text-properties fo:background-color="#FFFF00"/>
    </style:style>
    <style:style style:name="T113" style:parent-style-name="DefaultParagraphFont" style:family="text">
      <style:text-properties fo:background-color="#FFFF00"/>
    </style:style>
    <style:style style:name="P114" style:parent-style-name="Header" style:family="paragraph">
      <style:text-properties fo:background-color="#FFFF00"/>
    </style:style>
    <style:style style:name="T115" style:parent-style-name="DefaultParagraphFont" style:family="text">
      <style:text-properties fo:background-color="#FFFF00"/>
    </style:style>
    <style:style style:name="T116" style:parent-style-name="DefaultParagraphFont" style:family="text">
      <style:text-properties fo:background-color="#FFFF00"/>
    </style:style>
    <style:style style:name="P117" style:parent-style-name="Header" style:family="paragraph">
      <style:text-properties fo:background-color="#FFFF00"/>
    </style:style>
    <style:style style:name="T118" style:parent-style-name="DefaultParagraphFont" style:family="text">
      <style:text-properties fo:background-color="#FFFF00"/>
    </style:style>
    <style:style style:name="T119" style:parent-style-name="DefaultParagraphFont" style:family="text">
      <style:text-properties fo:background-color="#FFFF00"/>
    </style:style>
    <style:style style:name="P120" style:parent-style-name="Header" style:family="paragraph">
      <style:text-properties fo:background-color="#FFFF00"/>
    </style:style>
    <style:style style:name="T121" style:parent-style-name="DefaultParagraphFont" style:family="text">
      <style:text-properties fo:background-color="#FFFF00"/>
    </style:style>
    <style:style style:name="T122" style:parent-style-name="DefaultParagraphFont" style:family="text">
      <style:text-properties fo:background-color="#FFFF00"/>
    </style:style>
    <style:style style:name="P123" style:parent-style-name="Header" style:family="paragraph">
      <style:text-properties fo:background-color="#FFFF00"/>
    </style:style>
    <style:style style:name="T124" style:parent-style-name="DefaultParagraphFont" style:family="text">
      <style:text-properties fo:background-color="#FFFF00"/>
    </style:style>
    <style:style style:name="T125" style:parent-style-name="DefaultParagraphFont" style:family="text">
      <style:text-properties fo:background-color="#FFFF00"/>
    </style:style>
    <style:style style:name="P126" style:parent-style-name="Header" style:family="paragraph">
      <style:text-properties fo:background-color="#FFFF00"/>
    </style:style>
    <style:style style:name="T127" style:parent-style-name="DefaultParagraphFont" style:family="text">
      <style:text-properties fo:background-color="#FFFF00"/>
    </style:style>
    <style:style style:name="T128" style:parent-style-name="DefaultParagraphFont" style:family="text">
      <style:text-properties fo:background-color="#FFFF00"/>
    </style:style>
    <style:style style:name="P129" style:parent-style-name="Header" style:family="paragraph">
      <style:text-properties fo:background-color="#FFFF00"/>
    </style:style>
    <style:style style:name="T130" style:parent-style-name="DefaultParagraphFont" style:family="text">
      <style:text-properties fo:background-color="#FFFF00"/>
    </style:style>
    <style:style style:name="T131" style:parent-style-name="DefaultParagraphFont" style:family="text">
      <style:text-properties fo:background-color="#FFFF00"/>
    </style:style>
    <style:style style:name="P132" style:parent-style-name="Header" style:family="paragraph">
      <style:text-properties fo:background-color="#FFFF00"/>
    </style:style>
    <style:style style:name="T133" style:parent-style-name="DefaultParagraphFont" style:family="text">
      <style:text-properties fo:background-color="#FFFF00"/>
    </style:style>
    <style:style style:name="T134" style:parent-style-name="DefaultParagraphFont" style:family="text">
      <style:text-properties fo:background-color="#FFFF00"/>
    </style:style>
    <style:style style:name="P135" style:parent-style-name="Header" style:family="paragraph">
      <style:text-properties fo:background-color="#FFFF00"/>
    </style:style>
    <style:style style:name="T136" style:parent-style-name="DefaultParagraphFont" style:family="text">
      <style:text-properties fo:background-color="#FFFF00"/>
    </style:style>
    <style:style style:name="T137" style:parent-style-name="DefaultParagraphFont" style:family="text">
      <style:text-properties fo:background-color="#FFFF00"/>
    </style:style>
    <style:style style:name="P138" style:parent-style-name="Header" style:family="paragraph">
      <style:text-properties fo:background-color="#FFFF00"/>
    </style:style>
    <style:style style:name="T139" style:parent-style-name="DefaultParagraphFont" style:family="text">
      <style:text-properties fo:background-color="#FFFF00"/>
    </style:style>
    <style:style style:name="T140" style:parent-style-name="DefaultParagraphFont" style:family="text">
      <style:text-properties fo:background-color="#FFFF00"/>
    </style:style>
    <style:style style:name="P141" style:parent-style-name="Header" style:family="paragraph">
      <style:text-properties fo:background-color="#FFFF00"/>
    </style:style>
    <style:style style:name="T142" style:parent-style-name="DefaultParagraphFont" style:family="text">
      <style:text-properties fo:background-color="#FFFF00"/>
    </style:style>
    <style:style style:name="T143" style:parent-style-name="DefaultParagraphFont" style:family="text">
      <style:text-properties fo:background-color="#FFFF00"/>
    </style:style>
    <style:style style:name="P144" style:parent-style-name="Header" style:family="paragraph">
      <style:text-properties fo:background-color="#FFFF00"/>
    </style:style>
    <style:style style:name="T145" style:parent-style-name="DefaultParagraphFont" style:family="text">
      <style:text-properties fo:background-color="#FFFF00"/>
    </style:style>
    <style:style style:name="T146" style:parent-style-name="DefaultParagraphFont" style:family="text">
      <style:text-properties fo:background-color="#FFFF00"/>
    </style:style>
    <style:style style:name="P147" style:parent-style-name="Header" style:family="paragraph">
      <style:text-properties fo:background-color="#FFFF00"/>
    </style:style>
    <style:style style:name="T148" style:parent-style-name="DefaultParagraphFont" style:family="text">
      <style:text-properties fo:background-color="#FFFF00"/>
    </style:style>
    <style:style style:name="T149" style:parent-style-name="DefaultParagraphFont" style:family="text">
      <style:text-properties fo:background-color="#FFFF00"/>
    </style:style>
    <style:style style:name="P150" style:parent-style-name="Header" style:family="paragraph">
      <style:text-properties fo:background-color="#FFFF00"/>
    </style:style>
    <style:style style:name="T151" style:parent-style-name="DefaultParagraphFont" style:family="text">
      <style:text-properties fo:background-color="#FFFF00"/>
    </style:style>
    <style:style style:name="P152" style:parent-style-name="Heading2" style:family="paragraph">
      <style:paragraph-properties fo:break-before="page"/>
    </style:style>
    <style:style style:name="P153" style:parent-style-name="Heading3" style:family="paragraph">
      <style:text-properties fo:background-color="#FFFF00"/>
    </style:style>
    <style:style style:name="T154" style:parent-style-name="DefaultParagraphFont" style:family="text">
      <style:text-properties fo:background-color="#FFFF00"/>
    </style:style>
  </office:automatic-styles>
  <office:body>
    <office:text text:use-soft-page-breaks="true">
      <text:p text:style-name="P1">Candidatura ao selo<text:s/><text:span text:style-name="T12">PRATA</text:span><text:span text:style-name="T13">/BRONZE/OURO</text:span><text:s/></text:p>
      <text:p text:style-name="TítulodaCapa"><text:bookmark-start text:name="_heading=h.go7banmqxjqs"/><text:bookmark-end text:name="_heading=h.go7banmqxjqs"/>Plano de correção<text:s/><text:span text:style-name="T14">[ENTIDADE]</text:span></text:p>
      <text:p text:style-name="Normal"><text:bookmark-start text:name="_heading=h.79k1jm2wy2he"/><text:bookmark-end text:name="_heading=h.79k1jm2wy2he"/><text:span text:style-name="T15">Mês Ano</text:span><text:s/></text:p>
      <text:p text:style-name="URL-Cliente"><text:a xlink:href="https://ciencias.ulisboa.pt" office:target-frame-name="_top" xlink:show="replace"><text:span text:style-name="T16">[link</text:span></text:a><text:span text:style-name="T17"><text:s/>do site da entidade]</text:span></text:p>
      <text:p text:style-name="P18"><text:bookmark-start text:name="_heading=h.a0qlfsycohwd"/><text:bookmark-start text:name="_heading=h.9priadoe5t3k"/><text:bookmark-end text:name="_heading=h.a0qlfsycohwd"/><text:bookmark-end text:name="_heading=h.9priadoe5t3k"/></text:p>
      <text:table-of-content text:name="_TOC3">
        <text:table-of-content-source text:outline-level="9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</text:table-of-content-source>
        <text:index-body>
          <text:p text:style-name="TOC1"><text:a xlink:href="#_Toc150326980" office:target-frame-name="_top" xlink:show="replace"><text:span text:style-name="Hyperlink">Introdução</text:span><text:tab/>3</text:a></text:p>
          <text:p text:style-name="TOC1"><text:a xlink:href="#_Toc150326981" office:target-frame-name="_top" xlink:show="replace"><text:span text:style-name="Hyperlink">Avaliação Automática</text:span><text:tab/>4</text:a></text:p>
          <text:p text:style-name="TOC1"><text:a xlink:href="#_Toc150326982" office:target-frame-name="_top" xlink:show="replace"><text:span text:style-name="Hyperlink">Avaliação Manual</text:span><text:tab/>5</text:a></text:p>
          <text:p text:style-name="P19"><text:a xlink:href="#_Toc150326983" office:target-frame-name="_top" xlink:show="replace"><text:span text:style-name="Hyperlink">Lista 10 aspetos funcionais</text:span><text:tab/>5</text:a></text:p>
          <text:p text:style-name="TOC3"><text:a xlink:href="#_Toc150326984" office:target-frame-name="_top" xlink:show="replace"><text:span text:style-name="Hyperlink">Requisito 1.1. –<text:s/></text:span><text:span text:style-name="T20">Conforme/Não conforme</text:span><text:tab/>5</text:a></text:p>
          <text:p text:style-name="TOC3"><text:a xlink:href="#_Toc150326985" office:target-frame-name="_top" xlink:show="replace"><text:span text:style-name="Hyperlink">Requisito 1.2. –<text:s/></text:span><text:span text:style-name="T21">Conforme/Não conforme</text:span><text:tab/>5</text:a></text:p>
          <text:p text:style-name="TOC3"><text:a xlink:href="#_Toc150326986" office:target-frame-name="_top" xlink:show="replace"><text:span text:style-name="Hyperlink">Requisito 1.3. –<text:s/></text:span><text:span text:style-name="T22">Conforme/Não conforme</text:span><text:tab/>6</text:a></text:p>
          <text:p text:style-name="TOC3"><text:a xlink:href="#_Toc150326987" office:target-frame-name="_top" xlink:show="replace"><text:span text:style-name="Hyperlink">Requisito 2.1 –<text:s/></text:span><text:span text:style-name="T23">Conforme/Não conforme</text:span><text:tab/>6</text:a></text:p>
          <text:p text:style-name="TOC3"><text:a xlink:href="#_Toc150326988" office:target-frame-name="_top" xlink:show="replace"><text:span text:style-name="Hyperlink">Requisito 2.2 –<text:s/></text:span><text:span text:style-name="T24">Conforme/Não conforme</text:span><text:tab/>6</text:a></text:p>
          <text:p text:style-name="TOC3"><text:a xlink:href="#_Toc150326989" office:target-frame-name="_top" xlink:show="replace"><text:span text:style-name="Hyperlink">Requisito 3.1 –<text:s/></text:span><text:span text:style-name="T25">Conforme/Não conforme</text:span><text:tab/>7</text:a></text:p>
          <text:p text:style-name="TOC3"><text:a xlink:href="#_Toc150326990" office:target-frame-name="_top" xlink:show="replace"><text:span text:style-name="Hyperlink">Requisito 3.2 –<text:s/></text:span><text:span text:style-name="T26">Conforme/Não conforme</text:span><text:tab/>7</text:a></text:p>
          <text:p text:style-name="TOC3"><text:a xlink:href="#_Toc150326991" office:target-frame-name="_top" xlink:show="replace"><text:span text:style-name="Hyperlink">Requisito 4.1 –<text:s/></text:span><text:span text:style-name="T27">Conforme/Não conforme</text:span><text:tab/>7</text:a></text:p>
          <text:p text:style-name="TOC3"><text:a xlink:href="#_Toc150326992" office:target-frame-name="_top" xlink:show="replace"><text:span text:style-name="Hyperlink">Requisito 4.2 –<text:s/></text:span><text:span text:style-name="T28">Conforme/Não conforme</text:span><text:tab/>8</text:a></text:p>
          <text:p text:style-name="TOC3"><text:a xlink:href="#_Toc150326993" office:target-frame-name="_top" xlink:show="replace"><text:span text:style-name="Hyperlink">Requisito 4.3 –<text:s/></text:span><text:span text:style-name="T29">Conforme/Não conforme</text:span><text:tab/>8</text:a></text:p>
          <text:p text:style-name="TOC3"><text:a xlink:href="#_Toc150326994" office:target-frame-name="_top" xlink:show="replace"><text:span text:style-name="Hyperlink">Requisito 5.1 –<text:s/></text:span><text:span text:style-name="T30">Conforme/Não conforme</text:span><text:tab/>8</text:a></text:p>
          <text:p text:style-name="TOC3"><text:a xlink:href="#_Toc150326995" office:target-frame-name="_top" xlink:show="replace"><text:span text:style-name="Hyperlink">Requisito 5.2 –<text:s/></text:span><text:span text:style-name="T31">Conforme/Não conforme</text:span><text:tab/>9</text:a></text:p>
          <text:p text:style-name="TOC3"><text:a xlink:href="#_Toc150326996" office:target-frame-name="_top" xlink:show="replace"><text:span text:style-name="Hyperlink">Requisito 5.3 –<text:s/></text:span><text:span text:style-name="T32">Conforme/Não conforme</text:span><text:tab/>9</text:a></text:p>
          <text:p text:style-name="TOC3"><text:a xlink:href="#_Toc150326997" office:target-frame-name="_top" xlink:show="replace"><text:span text:style-name="Hyperlink">Requisito 6.1 –<text:s/></text:span><text:span text:style-name="T33">Conforme/Não conforme</text:span><text:tab/>9</text:a></text:p>
          <text:p text:style-name="TOC3"><text:a xlink:href="#_Toc150326998" office:target-frame-name="_top" xlink:show="replace"><text:span text:style-name="Hyperlink">Requisito 6.2 –<text:s/></text:span><text:span text:style-name="T34">Conforme/Não conforme</text:span><text:tab/>10</text:a></text:p>
          <text:p text:style-name="TOC3"><text:a xlink:href="#_Toc150326999" office:target-frame-name="_top" xlink:show="replace"><text:span text:style-name="Hyperlink">Requisito 7.1 –<text:s/></text:span><text:span text:style-name="T35">Conforme/Não conforme</text:span><text:tab/>10</text:a></text:p>
          <text:p text:style-name="TOC3"><text:a xlink:href="#_Toc150327000" office:target-frame-name="_top" xlink:show="replace"><text:span text:style-name="Hyperlink">Requisito 7.2 –<text:s/></text:span><text:span text:style-name="T36">Conforme/Não conforme</text:span><text:tab/>10</text:a></text:p>
          <text:p text:style-name="TOC3"><text:a xlink:href="#_Toc150327001" office:target-frame-name="_top" xlink:show="replace"><text:span text:style-name="Hyperlink">Requisito 8.1 –<text:s/></text:span><text:span text:style-name="T37">Conforme/Não conforme</text:span><text:tab/>11</text:a></text:p>
          <text:p text:style-name="TOC3"><text:a xlink:href="#_Toc150327002" office:target-frame-name="_top" xlink:show="replace"><text:span text:style-name="Hyperlink">Requisito 8.2 –<text:s/></text:span><text:span text:style-name="T38">Conforme/Não conforme</text:span><text:tab/>11</text:a></text:p>
          <text:p text:style-name="TOC3"><text:a xlink:href="#_Toc150327003" office:target-frame-name="_top" xlink:show="replace"><text:span text:style-name="Hyperlink">Requisito 8.3 –<text:s/></text:span><text:span text:style-name="T39">Conforme/Não conforme</text:span><text:tab/>11</text:a></text:p>
          <text:p text:style-name="TOC3"><text:a xlink:href="#_Toc150327004" office:target-frame-name="_top" xlink:show="replace"><text:span text:style-name="Hyperlink">Requisito 8.4 –<text:s/></text:span><text:span text:style-name="T40">Conforme/Não conforme</text:span><text:tab/>11</text:a></text:p>
          <text:p text:style-name="TOC3"><text:a xlink:href="#_Toc150327005" office:target-frame-name="_top" xlink:show="replace"><text:span text:style-name="Hyperlink">Requisito 8.5 –<text:s/></text:span><text:span text:style-name="T41">Conforme/Não conforme</text:span><text:tab/>12</text:a></text:p>
          <text:p text:style-name="TOC3"><text:a xlink:href="#_Toc150327006" office:target-frame-name="_top" xlink:show="replace"><text:span text:style-name="Hyperlink">Requisito 9.1 –<text:s/></text:span><text:span text:style-name="T42">Conforme/Não conforme</text:span><text:tab/>12</text:a></text:p>
          <text:p text:style-name="TOC3"><text:a xlink:href="#_Toc150327007" office:target-frame-name="_top" xlink:show="replace"><text:span text:style-name="Hyperlink">Requisito 10.1 –<text:s/></text:span><text:span text:style-name="T43">Conforme/Não conforme</text:span><text:tab/>12</text:a></text:p>
          <text:p text:style-name="P44"><text:a xlink:href="#_Toc150327008" office:target-frame-name="_top" xlink:show="replace"><text:span text:style-name="Hyperlink">Outras violações de Acessibilidade</text:span><text:tab/>13</text:a></text:p>
          <text:p text:style-name="TOC3"><text:a xlink:href="#_Toc150327009" office:target-frame-name="_top" xlink:show="replace"><text:span text:style-name="T45">[Problema]</text:span><text:tab/>13</text:a></text:p>
        </text:index-body>
      </text:table-of-content>
      <text:p text:style-name="P46"/>
      <text:p text:style-name="P47"/>
      <text:p text:style-name="P48"/>
      <text:h text:style-name="Heading1" text:outline-level="1"><text:bookmark-start text:name="_Toc150326980"/>Introdução<text:bookmark-end text:name="_Toc150326980"/></text:h>
      <text:p text:style-name="Normal">O<text:s/>sítio Web da<text:s/>[web site]<text:s/><text:span text:style-name="T49">NÃO PASSA</text:span><text:s/>os requisitos<text:s/>mínimos do Selo<text:s/>de Usabilidade e Acessibilidade.<text:s/></text:p>
      <text:p text:style-name="P50">Aceita-se que o sítio Web esteja conforme quando cumpre, no mínimo, 75% dos requisitos de cada uma das<text:s/><text:span text:style-name="T51">checklists</text:span>.<text:s/></text:p>
      <text:p text:style-name="P52"/>
      <text:h text:style-name="Heading1" text:outline-level="1"><text:bookmark-start text:name="_Toc150326981"/>Avaliação Automática<text:bookmark-end text:name="_Toc150326981"/> </text:h>
      <text:p text:style-name="P53">O validador Access Monitor considera uma página conforme se a pontuação for 10 (escala 1 a 10). Para a atribuição do Selo de Usabilidade e Acessibilidade, aceitamos que<text:s/>as páginas<text:s/>tenham pontuação igual ou superior 9.<text:s/></text:p>
      <text:p text:style-name="Header">Resultados da avaliação automática com<text:s/><text:span text:style-name="T54">Access</text:span><text:span text:style-name="T55"><text:s/></text:span><text:span text:style-name="T56">Monitor</text:span></text:p>
      <text:list text:style-name="LFO6" text:continue-numbering="true">
        <text:list-item>
          <text:p text:style-name="P57">Amostra de<text:s/><text:span text:style-name="T58">x</text:span><text:s/>páginas;</text:p>
        </text:list-item>
        <text:list-item>
          <text:p text:style-name="P59"><text:span text:style-name="T60">x</text:span><text:s/>páginas<text:s/>com classificação inferior a 9<text:s/>(escala de 1 a 10).</text:p>
        </text:list-item>
      </text:list>
      <text:p text:style-name="Header">Páginas que não ultrapassam o score de 9 pontos</text:p>
      <text:p text:style-name="Normal">No<text:s/><text:span text:style-name="T61">[</text:span><text:span text:style-name="T62">website</text:span><text:span text:style-name="T63">]</text:span><text:s/>foram localizadas<text:s/><text:span text:style-name="T64">xx</text:span><text:span text:style-name="T65"><text:s/>páginas</text:span><text:span text:style-name="T66"><text:s/>(</text:span><text:span text:style-name="T67">xx</text:span><text:span text:style-name="T68">%</text:span><text:span text:style-name="T69">)</text:span><text:s/>na amostra com valores abaixo<text:s/>de 9 pontos:<text:s/></text:p>
      <text:list text:style-name="LFO4" text:continue-numbering="true">
        <text:list-item>
          <text:p text:style-name="P70"><text:span text:style-name="T71">[</text:span><text:span text:style-name="T72">identificar páginas com nota abaixo de 9 - link</text:span><text:span text:style-name="T73">]</text:span></text:p>
        </text:list-item>
        <text:list-item>
          <text:p text:style-name="P74"><text:span text:style-name="T75">[identificar páginas com nota abaixo de 9 - link]</text:span></text:p>
        </text:list-item>
      </text:list>
      <text:p text:style-name="P76"/>
      <text:h text:style-name="Heading1" text:outline-level="1"><text:bookmark-start text:name="_Toc150326982"/>Avaliação Manual<text:bookmark-end text:name="_Toc150326982"/></text:h>
      <text:p text:style-name="Aviso">NOTA: Deve-se<text:s/>considerar<text:s/>a área pública e privada do<text:s/>site... nesta avaliação.<text:s/></text:p>
      <text:h text:style-name="Heading2" text:outline-level="2"><text:bookmark-start text:name="_Toc150326983"/>Lista 10 aspetos funcionais<text:bookmark-end text:name="_Toc150326983"/></text:h>
      <text:p text:style-name="Normal">Para obter o Selo, tem de passar, no mínimo, 75% dos requisitos.</text:p>
      <text:h text:style-name="Heading3" text:outline-level="3"><text:bookmark-start text:name="_Toc150326984"/>Requisito 1.1. –<text:s/><text:span text:style-name="T77">Conforme/Não conforme</text:span><text:bookmark-end text:name="_Toc150326984"/></text:h>
      <text:p text:style-name="IntenseQuote">O menu de navegação<text:s/>deve estar estruturado como uma lista de opções.<text:s/><text:line-break/>-<text:s/><text:a xlink:href="https://amagovpt.github.io/kit-selo/checklists/checklist-10aspetos#n11" office:target-frame-name="_top" xlink:show="replace"><text:span text:style-name="Hyperlink">Ver requisito<text:s/></text:span><text:span text:style-name="Hyperlink">1.1</text:span><text:span text:style-name="Hyperlink"><text:s/>da lista 10 aspetos</text:span></text:a></text:p>
      <text:p text:style-name="P78">[Problema]</text:p>
      <text:p text:style-name="Normal"><text:span text:style-name="T79">[Descrição do problema + Recomendações de boas práticas]</text:span></text:p>
      <text:h text:style-name="Heading3" text:outline-level="3"><text:bookmark-start text:name="_Toc150326985"/>Requisito 1.2. –<text:s/><text:span text:style-name="T80">Conforme/Não conforme</text:span><text:bookmark-end text:name="_Toc150326985"/></text:h>
      <text:p text:style-name="IntenseQuote">É possível selecionar as opções e as subopções do menu quer com rato quer com teclado.<text:line-break/>-<text:s/><text:a xlink:href="https://amagovpt.github.io/kit-selo/checklists/checklist-10aspetos#n12" office:target-frame-name="_top" xlink:show="replace"><text:span text:style-name="Hyperlink">Ver requisito 1.</text:span><text:span text:style-name="Hyperlink">2</text:span><text:span text:style-name="Hyperlink"><text:s/>da lista 10 aspetos</text:span></text:a></text:p>
      <text:p text:style-name="P81">[Problema]</text:p>
      <text:p text:style-name="Normal"><text:span text:style-name="T82">[Descrição do problema + Recomendações de boas práticas]</text:span></text:p>
      <text:h text:style-name="Heading3" text:outline-level="3"><text:bookmark-start text:name="_Toc150326986"/>Requisito 1.3. –<text:s/><text:span text:style-name="T83">Conforme/Não conforme</text:span><text:bookmark-end text:name="_Toc150326986"/></text:h>
      <text:p text:style-name="IntenseQuote">As imagem-link, caso existam<text:s/>no menu, devem ter o correspondente equivalente alternativo em texto.<text:line-break/><text:span text:style-name="T84">-<text:s/></text:span><text:a xlink:href="https://amagovpt.github.io/kit-selo/checklists/checklist-10aspetos#n13" office:target-frame-name="_top" xlink:show="replace"><text:span text:style-name="Hyperlink">Ver requisito 1.</text:span><text:span text:style-name="Hyperlink">3</text:span><text:span text:style-name="Hyperlink"><text:s/>da lista 10 aspetos</text:span></text:a><text:span text:style-name="T85"><text:s/></text:span></text:p>
      <text:p text:style-name="P86">[Problema]</text:p>
      <text:p text:style-name="Normal"><text:span text:style-name="T87">[Descrição do problema + Recomendações de boas práticas]</text:span></text:p>
      <text:h text:style-name="Heading3" text:outline-level="3"><text:bookmark-start text:name="_Toc150326987"/>Requisito 2.1<text:s/>–<text:s/><text:span text:style-name="T88">Conforme/Não conforme</text:span><text:bookmark-end text:name="_Toc150326987"/></text:h>
      <text:p text:style-name="IntenseQuote">Existe um título &lt;h1&gt; marcado na página.<text:line-break/>-<text:span text:style-name="T89"><text:s/></text:span><text:a xlink:href="https://amagovpt.github.io/kit-selo/checklists/checklist-10aspetos#n21" office:target-frame-name="_top" xlink:show="replace"><text:span text:style-name="Hyperlink">V</text:span><text:span text:style-name="Hyperlink">er requisito 2.1</text:span><text:span text:style-name="Hyperlink"><text:s/>da lista</text:span><text:span text:style-name="Hyperlink"><text:s/>10<text:s/></text:span><text:span text:style-name="Hyperlink">aspetos</text:span></text:a></text:p>
      <text:p text:style-name="P90">[Problema]</text:p>
      <text:p text:style-name="Normal"><text:span text:style-name="T91">[Descrição do problema + Recomendações de boas práticas]</text:span></text:p>
      <text:h text:style-name="Heading3" text:outline-level="3"><text:bookmark-start text:name="_Toc150326988"/>Requisito 2.2 –<text:s/><text:span text:style-name="T92">Conforme/Não conforme</text:span><text:bookmark-end text:name="_Toc150326988"/></text:h>
      <text:p text:style-name="IntenseQuote">Existe uma marcação hierarquizada de títulos e subtítulos na página &lt;h1&gt;...&lt;h6&gt;.<text:s/><text:line-break/>–<text:s/><text:a xlink:href="https://amagovpt.github.io/kit-selo/checklists/checklist-10aspetos#n22" office:target-frame-name="_top" xlink:show="replace"><text:span text:style-name="Hyperlink">ver requisito 2.2 na lista 10 aspetos</text:span></text:a></text:p>
      <text:p text:style-name="P93">[Problema]</text:p>
      <text:p text:style-name="Normal"><text:span text:style-name="T94">[Descrição do problema + Recomendações de boas práticas]</text:span></text:p>
      <text:h text:style-name="Heading3" text:outline-level="3"><text:bookmark-start text:name="_Toc150326989"/>Requisito 3.1 –<text:s/><text:span text:style-name="T95">Conforme/Não conforme</text:span><text:bookmark-end text:name="_Toc150326989"/></text:h>
      <text:p text:style-name="IntenseQuote">As células que constituem os cabeçalhos da tabela estão marcadas com o elemento &lt;th&gt;. <text:s/><text:line-break/>–<text:s/><text:a xlink:href="https://amagovpt.github.io/kit-selo/checklists/checklist-10aspetos#n31" office:target-frame-name="_top" xlink:show="replace"><text:span text:style-name="Hyperlink">ver requisito<text:s/></text:span><text:span text:style-name="Hyperlink">3.1</text:span><text:span text:style-name="Hyperlink"><text:s/>na lista 10 aspetos</text:span></text:a></text:p>
      <text:p text:style-name="P96">[Problema]</text:p>
      <text:p text:style-name="Normal"><text:span text:style-name="T97">[Descrição do problema + Recomendações de boas práticas]</text:span></text:p>
      <text:h text:style-name="Heading3" text:outline-level="3"><text:bookmark-start text:name="_Toc150326990"/>Requisito 3.2 –<text:s/><text:span text:style-name="T98">Conforme/Não conforme</text:span><text:bookmark-end text:name="_Toc150326990"/></text:h>
      <text:p text:style-name="IntenseQuote">As células que constituem os cabeçalhos da tabela estão marcadas com o elemento &lt;th&gt;. <text:s/><text:line-break/>–<text:s/><text:a xlink:href="https://amagovpt.github.io/kit-selo/checklists/checklist-10aspetos#n32" office:target-frame-name="_top" xlink:show="replace"><text:span text:style-name="Hyperlink">ver requisito 3.2 na lista 10 aspetos</text:span></text:a></text:p>
      <text:p text:style-name="P99">[Problema]</text:p>
      <text:p text:style-name="Normal"><text:span text:style-name="T100">[Descrição do problema + Recomendações de boas práticas]</text:span></text:p>
      <text:h text:style-name="Heading3" text:outline-level="3"><text:bookmark-start text:name="_Toc150326991"/>Requisito 4.1 –<text:s/><text:span text:style-name="T101">Conforme/Não conforme</text:span><text:bookmark-end text:name="_Toc150326991"/></text:h>
      <text:p text:style-name="IntenseQuote">Ao clicar com o rato na etiqueta, o cursor surge no respetivo campo de edição.<text:s/><text:s/><text:line-break/>–<text:s/><text:a xlink:href="https://amagovpt.github.io/kit-selo/checklists/checklist-10aspetos#n41" office:target-frame-name="_top" xlink:show="replace"><text:span text:style-name="Hyperlink">ver requisito<text:s/></text:span><text:span text:style-name="Hyperlink">4.1</text:span><text:span text:style-name="Hyperlink"><text:s/>na lista 10 aspetos</text:span></text:a></text:p>
      <text:p text:style-name="P102">[Problema]</text:p>
      <text:p text:style-name="Normal"><text:span text:style-name="T103">[Descrição do problema + Recomendações de boas práticas]</text:span></text:p>
      <text:h text:style-name="Heading3" text:outline-level="3"><text:bookmark-start text:name="_Toc150326992"/>Requisito 4.2 –<text:s/><text:span text:style-name="T104">Conforme/Não conforme</text:span><text:bookmark-end text:name="_Toc150326992"/></text:h>
      <text:p text:style-name="IntenseQuote">É possível identificar os campos de preenchimento obrigatório quando se usa apenas um leitor de ecrã.<text:line-break/>–<text:s/><text:a xlink:href="https://amagovpt.github.io/kit-selo/checklists/checklist-10aspetos#n42" office:target-frame-name="_top" xlink:show="replace"><text:span text:style-name="Hyperlink">ver requisito 4.</text:span><text:span text:style-name="Hyperlink">2</text:span><text:span text:style-name="Hyperlink"><text:s/>na lista 10 aspetos</text:span></text:a></text:p>
      <text:p text:style-name="P105">[Problema]</text:p>
      <text:p text:style-name="Normal"><text:span text:style-name="T106">[Descrição do problema + Recomendações de boas práticas]</text:span></text:p>
      <text:h text:style-name="Heading3" text:outline-level="3"><text:bookmark-start text:name="_Toc150326993"/>Requisito 4.3 –<text:s/><text:span text:style-name="T107">Conforme/Não conforme</text:span><text:bookmark-end text:name="_Toc150326993"/></text:h>
      <text:p text:style-name="IntenseQuote">É<text:s/>possível<text:s/>localizar<text:s/>e ler as mensagens de erro<text:s/>usando apenas um leitor de ecrã.<text:s/><text:line-break/>–<text:s/><text:a xlink:href="https://amagovpt.github.io/kit-selo/checklists/checklist-10aspetos#n43" office:target-frame-name="_top" xlink:show="replace"><text:span text:style-name="Hyperlink">ver requisito 4.</text:span><text:span text:style-name="Hyperlink">3</text:span><text:span text:style-name="Hyperlink"><text:s/>na lista 10 aspetos</text:span></text:a></text:p>
      <text:p text:style-name="P108">[Problema]</text:p>
      <text:p text:style-name="Normal"><text:span text:style-name="T109">[Descrição do problema + Recomendações de boas práticas]</text:span></text:p>
      <text:h text:style-name="Heading3" text:outline-level="3"><text:bookmark-start text:name="_Toc150326994"/>Requisito 5.1 –<text:s/><text:span text:style-name="T110">Conforme/Não conforme</text:span><text:bookmark-end text:name="_Toc150326994"/></text:h>
      <text:p text:style-name="IntenseQuote">A imagem ou gráfico tem um equivalente em texto curto<text:s/>e<text:s/>correto.<text:s/><text:line-break/>–<text:s/><text:a xlink:href="https://amagovpt.github.io/kit-selo/checklists/checklist-10aspetos#n51" office:target-frame-name="_top" xlink:show="replace"><text:span text:style-name="Hyperlink">ver requisito<text:s/></text:span><text:span text:style-name="Hyperlink">5.1</text:span><text:span text:style-name="Hyperlink"><text:s/>na lista 10 aspetos</text:span></text:a></text:p>
      <text:p text:style-name="P111">[Problema]</text:p>
      <text:p text:style-name="Normal"><text:span text:style-name="T112">[Descrição do problema + Recomendações de boas práticas]</text:span></text:p>
      <text:h text:style-name="Heading3" text:outline-level="3"><text:bookmark-start text:name="_Toc150326995"/>Requisito 5.2 –<text:s/><text:span text:style-name="T113">Conforme/Não conforme</text:span><text:bookmark-end text:name="_Toc150326995"/></text:h>
      <text:p text:style-name="IntenseQuote">O gráfico é acompanhado de uma descrição longa. <text:s/><text:line-break/>–<text:s/><text:a xlink:href="https://amagovpt.github.io/kit-selo/checklists/checklist-10aspetos#n52" office:target-frame-name="_top" xlink:show="replace"><text:span text:style-name="Hyperlink">ver requisito 5.2 na lista 10 aspetos</text:span></text:a></text:p>
      <text:p text:style-name="P114">[Problema]</text:p>
      <text:p text:style-name="Normal"><text:span text:style-name="T115">[Descrição do problema + Recomendações de boas práticas]</text:span></text:p>
      <text:h text:style-name="Heading3" text:outline-level="3"><text:bookmark-start text:name="_Toc150326996"/>Requisito 5.3 –<text:s/><text:span text:style-name="T116">Conforme/Não conforme</text:span><text:bookmark-end text:name="_Toc150326996"/></text:h>
      <text:p text:style-name="IntenseQuote">As imagens-link têm um equivalente alternativo correto.<text:line-break/>–<text:s/><text:a xlink:href="https://amagovpt.github.io/kit-selo/checklists/checklist-10aspetos#n53" office:target-frame-name="_top" xlink:show="replace"><text:span text:style-name="Hyperlink">ver requisito 5.3 na lista 10 aspetos</text:span></text:a></text:p>
      <text:p text:style-name="P117">[Problema]</text:p>
      <text:p text:style-name="Normal"><text:span text:style-name="T118">[Descrição do problema + Recomendações de boas práticas]</text:span></text:p>
      <text:h text:style-name="Heading3" text:outline-level="3"><text:bookmark-start text:name="_Toc150326997"/>Requisito 6.1 –<text:s/><text:span text:style-name="T119">Conforme/Não conforme</text:span><text:bookmark-end text:name="_Toc150326997"/></text:h>
      <text:p text:style-name="IntenseQuote">No corpo de um documento, o rácio de contraste entre a cor do texto normal (menor que 18 pontos ou menor que 14 pontos negrito) e a cor do fundo é superior a 4,5:1.<text:line-break/>–<text:s/><text:a xlink:href="https://amagovpt.github.io/kit-selo/checklists/checklist-10aspetos#n61" office:target-frame-name="_top" xlink:show="replace"><text:span text:style-name="Hyperlink">ver requisito 6.1 na lista 10 aspetos</text:span></text:a></text:p>
      <text:p text:style-name="P120">[Problema]</text:p>
      <text:p text:style-name="Normal"><text:span text:style-name="T121">[Descrição do problema + Recomendações de boas práticas]</text:span></text:p>
      <text:h text:style-name="Heading3" text:outline-level="3"><text:bookmark-start text:name="_Toc150326998"/>Requisito 6.2 –<text:s/><text:span text:style-name="T122">Conforme/Não conforme</text:span><text:bookmark-end text:name="_Toc150326998"/></text:h>
      <text:p text:style-name="IntenseQuote">O rácio de contraste entre a cor do texto de tamanho grande (maior ou igual que 18 pontos ou maior ou igual que 14 pontos negrito) e a cor do fundo é superior a 3:1.<text:line-break/>–<text:s/><text:a xlink:href="https://amagovpt.github.io/kit-selo/checklists/checklist-10aspetos#n62" office:target-frame-name="_top" xlink:show="replace"><text:span text:style-name="Hyperlink">ver requisito 6.</text:span><text:span text:style-name="Hyperlink">2</text:span><text:span text:style-name="Hyperlink"><text:s/>na lista 10 aspetos</text:span></text:a></text:p>
      <text:p text:style-name="P123">[Problema]</text:p>
      <text:p text:style-name="Normal"><text:span text:style-name="T124">[Descrição do problema + Recomendações de boas práticas]</text:span></text:p>
      <text:h text:style-name="Heading3" text:outline-level="3"><text:bookmark-start text:name="_Toc150326999"/>Requisito 7.1 –<text:s/><text:span text:style-name="T125">Conforme/Não conforme</text:span><text:bookmark-end text:name="_Toc150326999"/></text:h>
      <text:p text:style-name="IntenseQuote">Deve ser possível ativar os botões de controlo do leitor quer com o rato quer com o teclado.<text:line-break/>–<text:s/><text:a xlink:href="https://amagovpt.github.io/kit-selo/checklists/checklist-10aspetos#n71" office:target-frame-name="_top" xlink:show="replace"><text:span text:style-name="Hyperlink">ver requisito<text:s/></text:span><text:span text:style-name="Hyperlink">7.1</text:span><text:span text:style-name="Hyperlink"><text:s/>na lista 10 aspetos</text:span></text:a></text:p>
      <text:p text:style-name="P126">[Problema]</text:p>
      <text:p text:style-name="Normal"><text:span text:style-name="T127">[Descrição do problema + Recomendações de boas práticas]</text:span></text:p>
      <text:h text:style-name="Heading3" text:outline-level="3"><text:bookmark-start text:name="_Toc150327000"/>Requisito 7.2 –<text:s/><text:span text:style-name="T128">Conforme/Não conforme</text:span><text:bookmark-end text:name="_Toc150327000"/></text:h>
      <text:p text:style-name="IntenseQuote">O vídeo ou áudio deve conter preferencialmente legendas fechadas sincronizadas.<text:line-break/>–<text:s/><text:a xlink:href="https://amagovpt.github.io/kit-selo/checklists/checklist-10aspetos#n72" office:target-frame-name="_top" xlink:show="replace"><text:span text:style-name="Hyperlink">ver requisito 7.2 na lista 10 aspetos</text:span></text:a></text:p>
      <text:p text:style-name="P129">[Problema]</text:p>
      <text:p text:style-name="Normal"><text:span text:style-name="T130">[Descrição do problema + Recomendações de boas práticas]</text:span></text:p>
      <text:h text:style-name="Heading3" text:outline-level="3"><text:bookmark-start text:name="_Toc150327001"/>Requisito 8.1 –<text:s/><text:span text:style-name="T131">Conforme/Não conforme</text:span><text:bookmark-end text:name="_Toc150327001"/></text:h>
      <text:p text:style-name="IntenseQuote">Quando se retira a CSS, todos os elementos HTML devem alinhar à esquerda.<text:line-break/>–<text:s/><text:a xlink:href="https://amagovpt.github.io/kit-selo/checklists/checklist-10aspetos#n81" office:target-frame-name="_top" xlink:show="replace"><text:span text:style-name="Hyperlink">ver requisito<text:s/></text:span><text:span text:style-name="Hyperlink">8.1</text:span><text:span text:style-name="Hyperlink"><text:s/>na lista 10 aspetos</text:span></text:a></text:p>
      <text:p text:style-name="P132">[Problema]</text:p>
      <text:p text:style-name="Normal"><text:span text:style-name="T133">[Descrição do problema + Recomendações de boas práticas]</text:span></text:p>
      <text:h text:style-name="Heading3" text:outline-level="3"><text:bookmark-start text:name="_Toc150327002"/>Requisito 8.2 –<text:s/><text:span text:style-name="T134">Conforme/Não conforme</text:span><text:bookmark-end text:name="_Toc150327002"/></text:h>
      <text:p text:style-name="IntenseQuote">Quando se retira a CSS, a informação aparece numa ordem lógica.<text:line-break/>–<text:s/><text:a xlink:href="https://amagovpt.github.io/kit-selo/checklists/checklist-10aspetos#n82" office:target-frame-name="_top" xlink:show="replace"><text:span text:style-name="Hyperlink">ver requisito 8.</text:span><text:span text:style-name="Hyperlink">2</text:span><text:span text:style-name="Hyperlink"><text:s/>na lista 10 aspetos</text:span></text:a></text:p>
      <text:p text:style-name="P135">[Problema]</text:p>
      <text:p text:style-name="Normal"><text:span text:style-name="T136">[Descrição do problema + Recomendações de boas práticas]</text:span></text:p>
      <text:h text:style-name="Heading3" text:outline-level="3"><text:bookmark-start text:name="_Toc150327003"/>Requisito 8.3<text:s/>–<text:s/><text:span text:style-name="T137">Conforme/Não conforme</text:span><text:bookmark-end text:name="_Toc150327003"/></text:h>
      <text:p text:style-name="IntenseQuote">Quando se retira o CSS, deve ser possível reconhecer a semântica dos diversos elementos.<text:line-break/>–<text:s/><text:a xlink:href="https://amagovpt.github.io/kit-selo/checklists/checklist-10aspetos#n83" office:target-frame-name="_top" xlink:show="replace"><text:span text:style-name="Hyperlink">ver requisito 8.3 na lista 10 aspetos</text:span></text:a></text:p>
      <text:p text:style-name="P138">[Problema]</text:p>
      <text:p text:style-name="Normal"><text:span text:style-name="T139">[Descrição do problema + Recomendações de boas práticas]</text:span></text:p>
      <text:h text:style-name="Heading3" text:outline-level="3"><text:bookmark-start text:name="_Toc150327004"/>Requisito 8.4 –<text:s/><text:span text:style-name="T140">Conforme/Não conforme</text:span><text:bookmark-end text:name="_Toc150327004"/></text:h>
      <text:p text:style-name="IntenseQuote">Quando se retira o CSS, a informação relevante permanece visível.<text:s/><text:line-break/>–<text:a xlink:href="https://amagovpt.github.io/kit-selo/checklists/checklist-10aspetos#n84" office:target-frame-name="_top" xlink:show="replace"><text:span text:style-name="Hyperlink"><text:s/>ver requisito 8.4 na lista 10 aspetos</text:span></text:a></text:p>
      <text:p text:style-name="P141">[Problema]</text:p>
      <text:p text:style-name="Normal"><text:span text:style-name="T142">[Descrição do problema + Recomendações de boas práticas]</text:span></text:p>
      <text:h text:style-name="Heading3" text:outline-level="3"><text:bookmark-start text:name="_Toc150327005"/>Requisito 8.5 –<text:s/><text:span text:style-name="T143">Conforme/Não conforme</text:span><text:bookmark-end text:name="_Toc150327005"/></text:h>
      <text:p text:style-name="IntenseQuote">A maquetização da página é feita sem recorrer ao elemento &lt;table&gt;.<text:line-break/>–<text:s/><text:a xlink:href="https://amagovpt.github.io/kit-selo/checklists/checklist-10aspetos#n85" office:target-frame-name="_top" xlink:show="replace"><text:span text:style-name="Hyperlink">ver requisito 8.</text:span><text:span text:style-name="Hyperlink">5</text:span><text:span text:style-name="Hyperlink"><text:s/>na lista 10 aspetos</text:span></text:a></text:p>
      <text:p text:style-name="P144">[Problema]</text:p>
      <text:p text:style-name="Normal"><text:span text:style-name="T145">[Descrição do problema + Recomendações de boas práticas]</text:span></text:p>
      <text:h text:style-name="Heading3" text:outline-level="3"><text:bookmark-start text:name="_Toc150327006"/>Requisito 9.1 –<text:s/><text:span text:style-name="T146">Conforme/Não conforme</text:span><text:bookmark-end text:name="_Toc150327006"/></text:h>
      <text:p text:style-name="IntenseQuote">A página apresenta-se sem erros de (x)HTML..<text:line-break/>–<text:s/><text:a xlink:href="https://amagovpt.github.io/kit-selo/checklists/checklist-10aspetos#n91" office:target-frame-name="_top" xlink:show="replace"><text:span text:style-name="Hyperlink">ver requisito 9.1 na lista 10 aspetos</text:span></text:a></text:p>
      <text:p text:style-name="P147">[Problema]</text:p>
      <text:p text:style-name="Normal"><text:span text:style-name="T148">[Descrição do problema + Recomendações de boas práticas]</text:span></text:p>
      <text:h text:style-name="Heading3" text:outline-level="3"><text:bookmark-start text:name="_Toc150327007"/>Requisito 10.1 –<text:s/><text:span text:style-name="T149">Conforme/Não conforme</text:span><text:bookmark-end text:name="_Toc150327007"/></text:h>
      <text:p text:style-name="IntenseQuote">Nos ficheiros PDF é possível, no mínimo, extrair o conteúdo textual para formato TXT.<text:line-break/>–<text:s/><text:a xlink:href="https://amagovpt.github.io/kit-selo/checklists/checklist-10aspetos#n101" office:target-frame-name="_top" xlink:show="replace"><text:span text:style-name="Hyperlink">ver requisito 10.1 na lista 10 aspetos</text:span></text:a></text:p>
      <text:p text:style-name="P150">[Problema]</text:p>
      <text:p text:style-name="Normal"><text:span text:style-name="T151">[Descrição do problema + Recomendações de boas práticas]</text:span></text:p>
      <text:h text:style-name="P152" text:outline-level="2"><text:bookmark-start text:name="_Toc150327008"/>Outras<text:s/>violações de Acessibilidade<text:bookmark-end text:name="_Toc150327008"/></text:h>
      <text:p text:style-name="Normal">Para além dos requisitos das três checklists, foram detetados os seguintes problemas de acessibilidade.<text:s/>É necessário corrigir estes erros para<text:s/>garantir a<text:s/>obtenção do Selo de<text:s/>Prata<text:s/>de Usabilidade e Acessibilidade.</text:p>
      <text:h text:style-name="P153" text:outline-level="3"><text:bookmark-start text:name="_Toc150327009"/>[Problema]<text:bookmark-end text:name="_Toc150327009"/></text:h>
      <text:p text:style-name="Normal"><text:span text:style-name="T154">[Descrição do problema + Recomendações de boas práticas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entury Gothic" svg:font-family="Century Gothic" style:font-family-generic="swiss" style:font-pitch="variable" svg:panose-1="2 11 5 2 2 2 2 2 2 4"/>
    <style:font-face style:name="Meiryo" svg:font-family="Meiryo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Tahoma (Cabeçalho CS)" svg:font-family="Tahoma (Cabeçalho CS)" style:font-family-generic="roman"/>
    <style:font-face style:name="Times New Roman" svg:font-family="Times New Roman" style:font-family-generic="roman" style:font-pitch="variable" svg:panose-1="2 2 6 3 5 4 5 2 3 4"/>
    <style:font-face style:name="Tahoma (Corpo CS)" svg:font-family="Tahoma (Corpo CS)" style:font-family-generic="roman"/>
    <style:font-face style:name="Consolas" svg:font-family="Consolas" style:font-family-generic="modern" style:font-pitch="fixed" svg:panose-1="2 11 6 9 2 2 4 3 2 4"/>
    <style:font-face style:name="Noto Sans Symbols" svg:font-family="Noto Sans Symbols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0833in" fo:line-height="150%" fo:background-color="transparent" style:tab-stop-distance="0.5in"/>
      <style:text-properties style:font-name="Century Gothic" style:font-name-asian="Meiryo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1.3888in" fo:margin-bottom="0in"/>
      <style:text-properties style:font-name="Century Gothic" style:font-name-asian="Meiryo" style:font-name-complex="Tahoma (Cabeçalho CS)" fo:font-weight="bold" style:font-weight-asian="bold" style:font-weight-complex="bold" fo:color="#0B5294" fo:font-size="24pt" style:font-size-asian="2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777in" fo:margin-bottom="0in"/>
      <style:text-properties style:font-name="Century Gothic" style:font-name-asian="Meiryo" style:font-name-complex="Tahoma (Cabeçalho CS)" fo:font-weight="bold" style:font-weight-asian="bold" style:font-weight-complex="bold" fo:color="#0F6FC6" fo:font-size="18pt" style:font-size-asian="18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4166in" fo:margin-bottom="0in"/>
      <style:text-properties style:font-name="Century Gothic" style:font-name-asian="Meiryo" style:font-name-complex="Tahoma (Cabeçalho CS)" fo:font-weight="bold" style:font-weight-asian="bold" style:font-weight-complex="bold" fo:color="#0F6FC6" fo:font-size="14pt" style:font-size-asian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bottom="0in"/>
      <style:text-properties style:font-name="Century Gothic" style:font-name-asian="Meiryo" style:font-name-complex="Tahoma" fo:font-weight="bold" style:font-weight-asian="bold" style:font-weight-complex="bold" fo:font-style="italic" style:font-style-asian="italic" style:font-style-complex="italic" fo:color="#0F6FC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bottom="0in"/>
      <style:text-properties style:font-name="Century Gothic" style:font-name-asian="Meiryo" style:font-name-complex="Tahoma" fo:color="#073662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bottom="0in"/>
      <style:text-properties style:font-name="Century Gothic" style:font-name-asian="Meiryo" style:font-name-complex="Tahoma" fo:font-style="italic" style:font-style-asian="italic" style:font-style-complex="italic" fo:color="#073662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bottom="0in"/>
      <style:text-properties style:font-name="Century Gothic" style:font-name-asian="Meiryo" style:font-name-complex="Tahoma" fo:font-style="italic" style:font-style-asian="italic" style:font-style-complex="italic" fo:color="#404040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="Century Gothic" style:font-name-asian="Meiryo" style:font-name-complex="Tahoma (Cabeçalho CS)" fo:color="#0F6FC6" fo:font-size="14pt" style:font-size-asian="14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="Century Gothic" style:font-name-asian="Meiryo" style:font-name-complex="Tahoma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paragraph-properties fo:margin-top="0.1388in" fo:margin-bottom="0.1388in"/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border-top="none" fo:border-left="none" fo:border-bottom="0.0138in solid #0F6FC6" fo:border-right="none" fo:padding-top="0in" fo:padding-left="0in" fo:padding-bottom="0.0555in" fo:padding-right="0in" style:shadow="none" style:contextual-spacing="true" fo:margin-bottom="0.2083in" fo:line-height="100%"/>
      <style:text-properties style:font-name="Century Gothic" style:font-name-asian="Meiryo" style:font-name-complex="Tahoma" fo:color="#112F51" fo:letter-spacing="0.0034in" style:letter-kerning="true" fo:font-size="26pt" style:font-size-asian="26pt" style:font-size-complex="26pt" fo:hyphenate="false"/>
    </style:style>
    <style:style style:name="Subtitle" style:display-name="Subtitle" style:family="paragraph" style:parent-style-name="Quote" style:next-style-name="Quote">
      <style:text-properties style:font-name="Century Gothic" style:font-name-asian="Meiryo" style:font-name-complex="Tahoma (Cabeçalho CS)" style:font-style-complex="normal" fo:color="#0F6FC6" fo:letter-spacing="0.0104in" fo:font-size="10pt" style:font-size-asian="10pt" style:font-size-complex="12pt" fo:hyphenate="false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paragraph" style:display-name="paragraph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contentcontrolboundarysink" style:display-name="contentcontrolboundarysink" style:family="text" style:parent-style-name="DefaultParagraphFont"/>
    <style:style style:name="normaltextrun" style:display-name="normaltextrun" style:family="text" style:parent-style-name="DefaultParagraphFont"/>
    <style:style style:name="spellingerror" style:display-name="spellingerror" style:family="text" style:parent-style-name="DefaultParagraphFont"/>
    <style:style style:name="eop" style:display-name="eop" style:family="text" style:parent-style-name="DefaultParagraphFont"/>
    <style:style style:name="Header" style:display-name="Header" style:family="paragraph" style:parent-style-name="Normal">
      <style:paragraph-properties fo:margin-top="0.2777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Tahoma (Corpo CS)" fo:font-weight="bold" style:font-weight-asian="bold" fo:hyphenate="false"/>
    </style:style>
    <style:style style:name="HeaderChar" style:display-name="Header Char" style:family="text" style:parent-style-name="DefaultParagraphFont">
      <style:text-properties style:font-name-complex="Tahoma (Corpo CS)" fo:font-weight="bold" style:font-weight-asian="bold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text-properties style:font-name="Times New Roman" style:font-name-complex="Times New Roman" fo:font-size="12pt" style:font-size-asian="12pt" style:font-size-complex="12pt" fo:hyphenate="false"/>
    </style:style>
    <style:style style:name="Hyperlink" style:display-name="Hyperlink" style:family="text" style:parent-style-name="DefaultParagraphFont">
      <style:text-properties fo:font-style="normal" style:font-style-asian="normal" fo:color="#4389D7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TOC1" style:display-name="TOC 1" style:family="paragraph" style:parent-style-name="Normal" style:next-style-name="Normal" style:auto-update="true">
      <style:paragraph-properties fo:margin-bottom="0.0694in">
        <style:tab-stops>
          <style:tab-stop style:type="right" style:position="5.8986in"/>
        </style:tab-stops>
      </style:paragraph-properties>
      <style:text-properties style:font-name-complex="Tahoma (Corpo CS)" fo:font-weight="bold" style:font-weight-asian="bold"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944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888in">
        <style:tab-stops>
          <style:tab-stop style:type="right" style:position="5.5097in"/>
        </style:tab-stops>
      </style:paragraph-properties>
      <style:text-properties fo:hyphenate="false"/>
    </style:style>
    <style:style style:name="FootnoteText" style:display-name="Footnote Text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fo:font-size="10pt" style:font-size-asian="10pt" style:font-size-complex="10pt"/>
    </style:style>
    <style:style style:name="FootnoteReference" style:display-name="Footnote Reference" style:family="text" style:parent-style-name="DefaultParagraphFont">
      <style:text-properties style:text-position="super 63.6%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Revision" style:display-name="Revision" style:family="paragraph">
      <style:paragraph-properties fo:margin-bottom="0in" fo:line-height="100%"/>
      <style:text-properties fo:hyphenate="false"/>
    </style:style>
    <style:style style:name="FollowedHyperlink" style:display-name="FollowedHyperlink" style:family="text" style:parent-style-name="DefaultParagraphFont">
      <style:text-properties fo:color="#0070C0" style:text-underline-type="single" style:text-underline-style="solid" style:text-underline-width="auto" style:text-underline-mode="continuous"/>
    </style:style>
    <style:style style:name="URL-Cliente" style:display-name="URL-Cliente" style:family="paragraph" style:parent-style-name="Normal" style:auto-update="true">
      <style:paragraph-properties fo:margin-top="0.25in" fo:margin-bottom="0in" fo:line-height="100%"/>
      <style:text-properties fo:hyphenate="false"/>
    </style:style>
    <style:style style:name="Caption" style:display-name="Caption" style:family="paragraph" style:parent-style-name="Normal" style:next-style-name="Normal">
      <style:paragraph-properties fo:margin-bottom="0.4166in" fo:line-height="100%"/>
      <style:text-properties style:font-name-complex="Tahoma (Corpo CS)" style:font-weight-complex="bold" fo:font-style="italic" style:font-style-asian="italic" fo:color="#595959" fo:font-size="10pt" style:font-size-asian="10pt" style:font-size-complex="9pt" fo:hyphenate="false"/>
    </style:style>
    <style:style style:name="Heading1Char" style:display-name="Heading 1 Char" style:family="text" style:parent-style-name="DefaultParagraphFont">
      <style:text-properties style:font-name="Century Gothic" style:font-name-asian="Meiryo" style:font-name-complex="Tahoma (Cabeçalho CS)" fo:font-weight="bold" style:font-weight-asian="bold" style:font-weight-complex="bold" fo:color="#0B5294" fo:font-size="24pt" style:font-size-asian="24pt" style:font-size-complex="14pt"/>
    </style:style>
    <style:style style:name="Heading2Char" style:display-name="Heading 2 Char" style:family="text" style:parent-style-name="DefaultParagraphFont">
      <style:text-properties style:font-name="Century Gothic" style:font-name-asian="Meiryo" style:font-name-complex="Tahoma (Cabeçalho CS)" fo:font-weight="bold" style:font-weight-asian="bold" style:font-weight-complex="bold" fo:color="#0F6FC6" fo:font-size="18pt" style:font-size-asian="18pt" style:font-size-complex="13pt"/>
    </style:style>
    <style:style style:name="Heading3Char" style:display-name="Heading 3 Char" style:family="text" style:parent-style-name="DefaultParagraphFont">
      <style:text-properties style:font-name="Century Gothic" style:font-name-asian="Meiryo" style:font-name-complex="Tahoma (Cabeçalho CS)" fo:font-weight="bold" style:font-weight-asian="bold" style:font-weight-complex="bold" fo:color="#0F6FC6" fo:font-size="14pt" style:font-size-asian="14pt"/>
    </style:style>
    <style:style style:name="Heading4Char" style:display-name="Heading 4 Char" style:family="text" style:parent-style-name="DefaultParagraphFont">
      <style:text-properties style:font-name="Century Gothic" style:font-name-asian="Meiryo" style:font-name-complex="Tahoma" fo:font-weight="bold" style:font-weight-asian="bold" style:font-weight-complex="bold" fo:font-style="italic" style:font-style-asian="italic" style:font-style-complex="italic" fo:color="#0F6FC6"/>
    </style:style>
    <style:style style:name="Heading5Char" style:display-name="Heading 5 Char" style:family="text" style:parent-style-name="DefaultParagraphFont">
      <style:text-properties style:font-name="Century Gothic" style:font-name-asian="Meiryo" style:font-name-complex="Tahoma" fo:color="#073662"/>
    </style:style>
    <style:style style:name="Heading6Char" style:display-name="Heading 6 Char" style:family="text" style:parent-style-name="DefaultParagraphFont">
      <style:text-properties style:font-name="Century Gothic" style:font-name-asian="Meiryo" style:font-name-complex="Tahoma" fo:font-style="italic" style:font-style-asian="italic" style:font-style-complex="italic" fo:color="#073662"/>
    </style:style>
    <style:style style:name="Heading7Char" style:display-name="Heading 7 Char" style:family="text" style:parent-style-name="DefaultParagraphFont">
      <style:text-properties style:font-name="Century Gothic" style:font-name-asian="Meiryo" style:font-name-complex="Tahoma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entury Gothic" style:font-name-asian="Meiryo" style:font-name-complex="Tahoma (Cabeçalho CS)" fo:color="#0F6FC6" fo:font-size="14pt" style:font-size-asian="14pt" style:font-size-complex="10pt"/>
    </style:style>
    <style:style style:name="Heading9Char" style:display-name="Heading 9 Char" style:family="text" style:parent-style-name="DefaultParagraphFont">
      <style:text-properties style:font-name="Century Gothic" style:font-name-asian="Meiryo" style:font-name-complex="Tahoma" fo:font-style="italic" style:font-style-asian="italic" style:font-style-complex="italic" fo:color="#404040" fo:font-size="10pt" style:font-size-asian="10pt" style:font-size-complex="10pt"/>
    </style:style>
    <style:style style:name="TitleChar" style:display-name="Title Char" style:family="text" style:parent-style-name="DefaultParagraphFont">
      <style:text-properties style:font-name="Century Gothic" style:font-name-asian="Meiryo" style:font-name-complex="Tahoma" fo:color="#112F51" fo:letter-spacing="0.0034in" style:letter-kerning="true" fo:font-size="26pt" style:font-size-asian="26pt" style:font-size-complex="26pt"/>
    </style:style>
    <style:style style:name="SubtitleChar" style:display-name="Subtitle Char" style:family="text" style:parent-style-name="DefaultParagraphFont">
      <style:text-properties style:font-name="Century Gothic" style:font-name-asian="Meiryo" style:font-name-complex="Tahoma (Cabeçalho CS)" fo:font-style="italic" style:font-style-asian="italic" fo:color="#0F6FC6" fo:letter-spacing="0.0104in" fo:font-size="10pt" style:font-size-asian="10pt" style:font-size-complex="12pt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IntenseQuote" style:display-name="Intense Quote" style:family="paragraph" style:next-style-name="Normal">
      <style:paragraph-properties fo:border="0.0069in solid #000000" fo:padding-top="0.0694in" fo:padding-left="0.1388in" fo:padding-bottom="0.0694in" fo:padding-right="0.1388in" style:shadow="none" fo:margin-top="0.0694in" fo:margin-bottom="0.0694in" fo:background-color="#F2F2F2"/>
      <style:text-properties fo:font-weight="bold" style:font-weight-asian="bold" style:font-weight-complex="bold" fo:font-style="italic" style:font-style-asian="italic" style:font-style-complex="italic" fo:color="#061D28" fo:hyphenate="fals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061D28" fo:background-color="#F2F2F2"/>
    </style:style>
    <style:style style:name="SubtleReference" style:display-name="Subtle Reference" style:family="text" style:parent-style-name="DefaultParagraphFont">
      <style:text-properties fo:font-variant="small-caps" fo:color="#009DD9" style:text-underline-type="single" style:text-underline-style="solid" style:text-underline-width="auto" style:text-underline-mode="continuous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09DD9" fo:letter-spacing="0.0034in" style:text-underline-type="single" style:text-underline-style="solid" style:text-underline-width="auto" style:text-underline-mode="continuous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style:style style:name="TOCHeading" style:display-name="TOC Heading" style:family="paragraph" style:parent-style-name="Heading1" style:next-style-name="Normal">
      <style:text-properties fo:hyphenate="false"/>
    </style:style>
    <style:style style:name="PersonalName" style:display-name="Personal Name" style:family="paragraph" style:parent-style-name="Title">
      <style:text-properties fo:font-weight="bold" style:font-weight-asian="bold" fo:text-transform="uppercase" fo:color="#000000" fo:font-size="14pt" style:font-size-asian="14pt" style:font-size-complex="14pt" fo:hyphenate="false"/>
    </style:style>
    <style:style style:name="NoSpacingChar" style:display-name="No Spacing Char" style:family="text" style:parent-style-name="DefaultParagraphFont"/>
    <style:style style:name="notion-enable-hover" style:display-name="notion-enable-hover" style:family="text" style:parent-style-name="DefaultParagraphFont"/>
    <style:style style:name="TítulodaCapa" style:display-name="Título da Capa" style:family="paragraph" style:parent-style-name="PersonalName">
      <style:text-properties fo:font-size="20pt" style:font-size-asian="20pt" fo:hyphenate="false"/>
    </style:style>
    <style:style style:name="PlainText" style:display-name="Plain Text" style:family="paragraph" style:parent-style-name="Normal">
      <style:paragraph-properties fo:margin-top="0in" fo:margin-bottom="0in" fo:line-height="100%"/>
      <style:text-properties style:font-name="Consolas" style:font-name-complex="Consolas" fo:font-weight="bold" style:font-weight-asian="bold" fo:font-size="12pt" style:font-size-asian="12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name-complex="Consolas" fo:font-weight="bold" style:font-weight-asian="bold" fo:font-size="12pt" style:font-size-asian="12pt" style:font-size-complex="10.5pt"/>
    </style:style>
    <style:style style:name="scxw202181242" style:display-name="scxw202181242" style:family="text" style:parent-style-name="DefaultParagraphFont"/>
    <style:style style:name="Aviso" style:display-name="Aviso" style:family="paragraph" style:parent-style-name="IntenseQuote">
      <style:paragraph-properties fo:border="0.0069in solid #000000" fo:padding-top="0.0694in" fo:padding-left="0.1388in" fo:padding-bottom="0.0694in" fo:padding-right="0.1388in" style:shadow="none" fo:background-color="#FBEEA3"/>
      <style:text-properties fo:hyphenate="false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Noto Sans Symbols" style:font-name-asian="Noto Sans Symbols" style:font-name-complex="Noto Sans Symbols"/>
    </style:style>
    <style:style style:name="WW_CharLFO1LVL2" style:family="text">
      <style:text-properties style:font-name="Courier New" style:font-name-asian="Courier New" style:font-name-complex="Courier New"/>
    </style:style>
    <style:style style:name="WW_CharLFO1LVL3" style:family="text">
      <style:text-properties style:font-name="Noto Sans Symbols" style:font-name-asian="Noto Sans Symbols" style:font-name-complex="Noto Sans Symbols"/>
    </style:style>
    <style:style style:name="WW_CharLFO1LVL4" style:family="text">
      <style:text-properties style:font-name="Noto Sans Symbols" style:font-name-asian="Noto Sans Symbols" style:font-name-complex="Noto Sans Symbols"/>
    </style:style>
    <style:style style:name="WW_CharLFO1LVL5" style:family="text">
      <style:text-properties style:font-name="Courier New" style:font-name-asian="Courier New" style:font-name-complex="Courier New"/>
    </style:style>
    <style:style style:name="WW_CharLFO1LVL6" style:family="text">
      <style:text-properties style:font-name="Noto Sans Symbols" style:font-name-asian="Noto Sans Symbols" style:font-name-complex="Noto Sans Symbols"/>
    </style:style>
    <style:style style:name="WW_CharLFO1LVL7" style:family="text">
      <style:text-properties style:font-name="Noto Sans Symbols" style:font-name-asian="Noto Sans Symbols" style:font-name-complex="Noto Sans Symbols"/>
    </style:style>
    <style:style style:name="WW_CharLFO1LVL8" style:family="text">
      <style:text-properties style:font-name="Courier New" style:font-name-asian="Courier New" style:font-name-complex="Courier New"/>
    </style:style>
    <style:style style:name="WW_CharLFO1LVL9" style:family="text">
      <style:text-properties style:font-name="Noto Sans Symbols" style:font-name-asian="Noto Sans Symbols" style:font-name-complex="Noto Sans Symbol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0f6fc6" draw:opacity="100%" draw:stroke="solid" svg:stroke-width="0.01736in" svg:stroke-color="#022b52" svg:stroke-opacity="100%" svg:stroke-linecap="round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895in" fo:margin-left="1.1812in" fo:margin-bottom="0.489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44in"/>
      </style:header-style>
      <style:footer-style>
        <style:header-footer-properties style:dynamic-spacing="true" fo:min-height="0.4944in"/>
      </style:footer-style>
    </style:page-layout>
    <style:style style:name="P2" style:parent-style-name="Normal" style:family="paragraph">
      <style:paragraph-properties fo:text-align="end"/>
    </style:style>
    <style:style style:name="P3" style:parent-style-name="Normal" style:family="paragraph">
      <style:paragraph-properties fo:keep-with-next="always" fo:keep-together="always" fo:margin-top="0.3333in" fo:margin-bottom="0.0833in"/>
    </style:style>
    <style:style style:name="P4" style:parent-style-name="Normal" style:family="paragraph">
      <style:text-properties fo:font-weight="bold" style:font-weight-asian="bold" fo:font-size="38pt" style:font-size-asian="38pt" style:font-size-complex="38pt"/>
    </style:style>
    <style:style style:name="P5" style:parent-style-name="Normal" style:family="paragraph">
      <style:paragraph-properties fo:margin-bottom="0.1111in" fo:line-height="107%"/>
      <style:text-properties fo:color="#595959" fo:font-size="12pt" style:font-size-asian="12pt" style:font-size-complex="12pt"/>
    </style:style>
    <style:style style:name="T6" style:parent-style-name="DefaultParagraphFont" style:family="text">
      <style:text-properties fo:font-weight="bold" style:font-weight-asian="bold" fo:color="#0563C1" fo:font-size="12pt" style:font-size-asian="12pt" style:font-size-complex="12pt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color="#595959" fo:font-size="12pt" style:font-size-asian="12pt" style:font-size-complex="12pt"/>
    </style:style>
    <style:style style:name="T8" style:parent-style-name="DefaultParagraphFont" style:family="text">
      <style:text-properties fo:color="#4F81BD" fo:font-size="12pt" style:font-size-asian="12pt" style:font-size-complex="12pt"/>
    </style:style>
    <style:style style:name="T9" style:parent-style-name="DefaultParagraphFont" style:family="text">
      <style:text-properties fo:color="#595959" fo:font-size="12pt" style:font-size-asian="12pt" style:font-size-complex="12pt"/>
    </style:style>
    <style:style style:name="T10" style:parent-style-name="DefaultParagraphFont" style:family="text">
      <style:text-properties fo:font-weight="bold" style:font-weight-asian="bold" fo:color="#4F81BD" fo:font-size="12pt" style:font-size-asian="12pt" style:font-size-complex="12pt" style:text-underline-type="single" style:text-underline-style="solid" style:text-underline-width="auto" style:text-underline-mode="continuous"/>
    </style:style>
    <style:style style:name="P11" style:parent-style-name="Normal" style:family="paragraph">
      <style:paragraph-properties fo:widows="0" fo:orphans="0" fo:border="0in solid #FFFFFF" fo:padding="0.4305in" style:shadow="#000000 0in 0in" fo:margin-bottom="0in"/>
    </style:style>
    <style:style style:family="graphic" style:name="a0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</office:automatic-styles>
  <office:master-styles>
    <style:master-page style:name="MPF0" style:page-layout-name="PL0">
      <style:header>
        <text:p text:style-name="Normal"><draw:frame draw:z-index="251658240" draw:style-name="a0" draw:name="Picture 6" text:anchor-type="paragraph" svg:x="4.93503in" svg:y="-0.10586in" svg:width="1.92326in" svg:height="0.46849in" style:rel-width="scale" style:rel-height="scale"><draw:image xlink:href="media/image1.png" xlink:type="simple" xlink:show="embed" xlink:actuate="onLoad"/><svg:title/><svg:desc/></draw:frame></text:p>
        <text:p text:style-name="Normal"/>
      </style:header>
      <style:footer>
        <text:p text:style-name="P2"><text:page-number text:fixed="false">1</text:page-number></text:p>
        <text:p text:style-name="Normal"/>
      </style:footer>
      <style:header-first>
        <text:p text:style-name="P3"><text:bookmark-start text:name="_heading=h.cspo4cpkivqo"/><text:bookmark-end text:name="_heading=h.cspo4cpkivqo"/><draw:frame draw:z-index="251658241" draw:style-name="a1" draw:name="Picture 8" text:anchor-type="paragraph" svg:x="4.375in" svg:y="-0.22847in" svg:width="2.23854in" svg:height="0.55118in" style:rel-width="scale" style:rel-height="scale"><draw:image xlink:href="media/image1.png" xlink:type="simple" xlink:show="embed" xlink:actuate="onLoad"/><svg:title/><svg:desc/></draw:frame></text:p>
        <text:p text:style-name="P4"/>
      </style:header-first>
      <style:footer-first>
        <text:p text:style-name="P5">Agência para a Modernização Administrativa<text:line-break/>Rua Santa Marta Nº55 | 1140 – 294 Lisboa – Portugal | +351 217 231 200</text:p>
        <text:p text:style-name="Normal"><text:a xlink:href="http://www.ama.gov.pt/" office:target-frame-name="_top" xlink:show="replace"><text:span text:style-name="T6">www.ama.gov.pt/</text:span></text:a><text:span text:style-name="T7"> <text:s/></text:span><text:span text:style-name="T8">|</text:span><text:span text:style-name="T9"> <text:s/></text:span><text:a xlink:href="http://www.facebook.com/ama.gov.pt" office:target-frame-name="_top" xlink:show="replace"><text:span text:style-name="T10">facebook.com/ama.gov.pt</text:span></text:a></text:p>
        <text:p text:style-name="P11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dreia Costa</meta:initial-creator>
    <dc:creator>Patricia Magrinho</dc:creator>
    <meta:creation-date>2023-11-08T16:01:00Z</meta:creation-date>
    <dc:date>2023-11-08T16:01:00Z</dc:date>
    <meta:print-date>2022-11-22T09:01:00Z</meta:print-date>
    <meta:template xlink:href="Normal.dotm" xlink:type="simple"/>
    <meta:editing-cycles>702</meta:editing-cycles>
    <meta:editing-duration>PT240S</meta:editing-duration>
    <meta:user-defined meta:name="ContentTypeId">0x010100827BC1E70B69294B8D2A08A605042F9D</meta:user-defined>
    <meta:user-defined meta:name="MediaServiceImageTags"/>
    <meta:document-statistic meta:page-count="1" meta:paragraph-count="24" meta:word-count="1828" meta:character-count="12226" meta:row-count="86" meta:non-whitespace-character-count="10422"/>
  </office:meta>
</office:document-meta>
</file>